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style:font-name="Liberation Serif"/>
    </style:style>
    <style:style style:name="P2" style:family="paragraph" style:parent-style-name="Standard">
      <style:paragraph-properties fo:margin-left="0cm" fo:margin-right="0cm" fo:orphans="2" fo:widows="2" fo:text-indent="0cm" style:auto-text-indent="false"/>
      <style:text-properties style:font-name="Liberation Serif" officeooo:rsid="001b01f5" officeooo:paragraph-rsid="001b01f5"/>
    </style:style>
    <style:style style:name="P3" style:family="paragraph" style:parent-style-name="Standard">
      <style:paragraph-properties fo:margin-left="0cm" fo:margin-right="0cm" fo:orphans="2" fo:widows="2" fo:text-indent="0cm" style:auto-text-indent="false"/>
      <style:text-properties style:font-name="Liberation Serif" officeooo:rsid="001eaadb" officeooo:paragraph-rsid="001eaadb"/>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75pt" fo:letter-spacing="normal" fo:font-style="normal" fo:font-weight="normal" officeooo:rsid="001b01f5" officeooo:paragraph-rsid="001b01f5"/>
    </style:style>
    <style:style style:name="P5"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75pt" fo:letter-spacing="normal" fo:font-style="normal" fo:font-weight="normal" officeooo:rsid="001eaadb" officeooo:paragraph-rsid="001eaadb"/>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75pt" fo:letter-spacing="normal" fo:font-style="normal" fo:font-weight="normal" officeooo:rsid="00208427" officeooo:paragraph-rsid="00208427"/>
    </style:style>
    <style:style style:name="P7" style:family="paragraph" style:parent-style-name="Standard">
      <style:paragraph-properties fo:margin-left="0cm" fo:margin-right="0cm" fo:orphans="2" fo:widows="2" fo:text-indent="0cm" style:auto-text-indent="false"/>
      <style:text-properties fo:font-variant="normal" fo:text-transform="none" fo:color="#222222" style:font-name="Liberation Serif" fo:font-size="12.75pt" fo:letter-spacing="normal" fo:font-style="normal" fo:font-weight="normal" officeooo:rsid="0020abba" officeooo:paragraph-rsid="0020abba"/>
    </style:style>
    <style:style style:name="P8" style:family="paragraph" style:parent-style-name="Standard">
      <style:text-properties style:font-name="Liberation Serif"/>
    </style:style>
    <style:style style:name="P9" style:family="paragraph" style:parent-style-name="Standard">
      <style:text-properties style:font-name="Liberation Serif" officeooo:rsid="00208427" officeooo:paragraph-rsid="00208427"/>
    </style:style>
    <style:style style:name="P10" style:family="paragraph" style:parent-style-name="Standard">
      <style:text-properties style:font-name="Liberation Serif" officeooo:rsid="00277f1a" officeooo:paragraph-rsid="00277f1a"/>
    </style:style>
    <style:style style:name="P11" style:family="paragraph" style:parent-style-name="Standard">
      <style:paragraph-properties fo:orphans="2" fo:widows="2"/>
      <style:text-properties fo:font-variant="normal" fo:text-transform="none" fo:color="#222222" style:font-name="Liberation Serif" fo:font-size="12.75pt" fo:letter-spacing="normal" fo:font-style="normal" fo:font-weight="normal" officeooo:rsid="0020abba" officeooo:paragraph-rsid="0020abba"/>
    </style:style>
    <style:style style:name="P12" style:family="paragraph" style:parent-style-name="Standard">
      <style:paragraph-properties fo:orphans="2" fo:widows="2"/>
      <style:text-properties fo:font-variant="normal" fo:text-transform="none" fo:color="#222222" style:font-name="Liberation Serif" fo:font-size="12.75pt" fo:letter-spacing="normal" fo:font-style="normal" fo:font-weight="normal" officeooo:rsid="002170a8" officeooo:paragraph-rsid="002170a8" style:font-weight-asian="normal" style:font-weight-complex="normal"/>
    </style:style>
    <style:style style:name="P13" style:family="paragraph" style:parent-style-name="Standard">
      <style:paragraph-properties fo:orphans="2" fo:widows="2"/>
      <style:text-properties fo:font-variant="normal" fo:text-transform="none" fo:color="#222222" style:font-name="Liberation Serif" fo:font-size="12.75pt" fo:letter-spacing="normal" fo:font-style="normal" fo:font-weight="bold" officeooo:rsid="002170a8" officeooo:paragraph-rsid="002170a8" style:font-weight-asian="bold" style:font-weight-complex="bold"/>
    </style:style>
    <style:style style:name="P14" style:family="paragraph" style:parent-style-name="Standard">
      <style:paragraph-properties fo:orphans="2" fo:widows="2"/>
      <style:text-properties fo:font-variant="normal" fo:text-transform="none" fo:color="#222222" style:font-name="Liberation Serif" fo:font-size="12.75pt" fo:letter-spacing="normal" fo:font-style="normal" fo:font-weight="bold" officeooo:rsid="002217ab" officeooo:paragraph-rsid="002217ab" style:font-weight-asian="bold" style:font-weight-complex="bold"/>
    </style:style>
    <style:style style:name="P15" style:family="paragraph" style:parent-style-name="Standard">
      <style:paragraph-properties fo:orphans="2" fo:widows="2"/>
      <style:text-properties fo:font-variant="normal" fo:text-transform="none" fo:color="#222222" style:font-name="Liberation Serif" fo:font-size="12.75pt" fo:letter-spacing="normal" fo:font-style="normal" style:text-underline-style="none" fo:font-weight="bold" officeooo:rsid="002217ab" officeooo:paragraph-rsid="002217ab" style:font-style-asian="normal" style:font-weight-asian="bold" style:font-style-complex="normal" style:font-weight-complex="bold"/>
    </style:style>
    <style:style style:name="P16" style:family="paragraph" style:parent-style-name="Standard">
      <style:paragraph-properties fo:text-align="center" style:justify-single-word="false"/>
    </style:style>
    <style:style style:name="P17" style:family="paragraph" style:parent-style-name="Standard" style:list-style-name="L1">
      <style:paragraph-properties fo:orphans="2" fo:widows="2"/>
      <style:text-properties fo:font-variant="normal" fo:text-transform="none" fo:color="#222222" style:font-name="Liberation Serif" fo:font-size="12.75pt" fo:letter-spacing="normal" fo:font-style="normal" fo:font-weight="normal" officeooo:rsid="0020abba" officeooo:paragraph-rsid="0020abba"/>
    </style:style>
    <style:style style:name="P18" style:family="paragraph" style:parent-style-name="Standard" style:list-style-name="L2">
      <style:paragraph-properties fo:orphans="2" fo:widows="2"/>
      <style:text-properties fo:font-variant="normal" fo:text-transform="none" fo:color="#222222" style:font-name="Liberation Serif" fo:font-size="12.75pt" fo:letter-spacing="normal" fo:font-style="normal" fo:font-weight="normal" officeooo:rsid="002170a8" officeooo:paragraph-rsid="002170a8" style:font-weight-asian="normal" style:font-weight-complex="normal"/>
    </style:style>
    <style:style style:name="P19" style:family="paragraph" style:parent-style-name="Standard">
      <style:paragraph-properties fo:orphans="2" fo:widows="2"/>
      <style:text-properties officeooo:paragraph-rsid="002217ab"/>
    </style:style>
    <style:style style:name="P20" style:family="paragraph" style:parent-style-name="Standard" style:list-style-name="L3">
      <style:paragraph-properties fo:orphans="2" fo:widows="2"/>
      <style:text-properties officeooo:paragraph-rsid="0027ed7b"/>
    </style:style>
    <style:style style:name="P21" style:family="paragraph" style:parent-style-name="Standard">
      <style:paragraph-properties fo:orphans="2" fo:widows="2"/>
      <style:text-properties officeooo:rsid="0027ed7b" officeooo:paragraph-rsid="0027ed7b"/>
    </style:style>
    <style:style style:name="P22" style:family="paragraph" style:parent-style-name="Standard" style:list-style-name="L3">
      <style:paragraph-properties fo:orphans="2" fo:widows="2"/>
      <style:text-properties officeooo:rsid="0027ed7b" officeooo:paragraph-rsid="0027ed7b"/>
    </style:style>
    <style:style style:name="T1" style:family="text">
      <style:text-properties fo:font-variant="normal" fo:text-transform="none" fo:color="#222222" fo:font-size="12.75pt" fo:letter-spacing="normal" fo:font-style="normal" fo:font-weight="normal"/>
    </style:style>
    <style:style style:name="T2" style:family="text">
      <style:text-properties fo:font-variant="normal" fo:text-transform="none" fo:color="#222222" fo:font-size="12.75pt" fo:letter-spacing="normal" fo:font-style="normal" fo:font-weight="normal" officeooo:rsid="001b01f5"/>
    </style:style>
    <style:style style:name="T3" style:family="text">
      <style:text-properties fo:font-variant="normal" fo:text-transform="none" fo:color="#222222" fo:font-size="12.75pt" fo:letter-spacing="normal" fo:font-style="normal" fo:font-weight="normal" officeooo:rsid="001cf779"/>
    </style:style>
    <style:style style:name="T4" style:family="text">
      <style:text-properties fo:font-variant="normal" fo:text-transform="none" fo:color="#222222" fo:font-size="12.75pt" fo:letter-spacing="normal" fo:font-style="normal" fo:font-weight="normal" officeooo:rsid="001eaadb"/>
    </style:style>
    <style:style style:name="T5" style:family="text">
      <style:text-properties fo:font-variant="normal" fo:text-transform="none" fo:color="#222222" fo:font-size="12.75pt" fo:letter-spacing="normal" fo:font-style="normal" fo:font-weight="normal" officeooo:rsid="00208427"/>
    </style:style>
    <style:style style:name="T6" style:family="text">
      <style:text-properties fo:font-variant="normal" fo:text-transform="none" fo:color="#222222" style:font-name="Liberation Serif" fo:font-size="12.75pt"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222222" style:font-name="Liberation Serif" fo:font-size="12.75pt" fo:letter-spacing="normal" fo:font-style="normal" style:text-underline-style="none" fo:font-weight="normal" officeooo:rsid="002217ab" style:font-style-asian="normal" style:font-weight-asian="normal" style:font-style-complex="normal" style:font-weight-complex="normal"/>
    </style:style>
    <style:style style:name="T8" style:family="text">
      <style:text-properties fo:font-variant="normal" fo:text-transform="none" fo:color="#222222" style:font-name="Liberation Serif" fo:font-size="12.75pt" fo:letter-spacing="normal" fo:font-style="normal" style:text-underline-style="none" fo:font-weight="normal" officeooo:rsid="0027ed7b" style:font-style-asian="normal" style:font-weight-asian="normal" style:font-style-complex="normal" style:font-weight-complex="normal"/>
    </style:style>
    <style:style style:name="T9" style:family="text">
      <style:text-properties fo:font-variant="normal" fo:text-transform="none" fo:color="#222222" style:font-name="Liberation Serif" fo:font-size="12.75pt" fo:letter-spacing="normal" fo:font-style="italic" style:text-underline-style="none" fo:font-weight="normal" officeooo:rsid="002217ab" style:font-style-asian="italic" style:font-weight-asian="normal" style:font-style-complex="italic" style:font-weight-complex="normal"/>
    </style:style>
    <style:style style:name="T10" style:family="text">
      <style:text-properties officeooo:rsid="00208427"/>
    </style:style>
    <style:style style:name="T11" style:family="text">
      <style:text-properties fo:font-weight="bold" style:font-weight-asian="bold" style:font-weight-complex="bold"/>
    </style:style>
    <style:style style:name="T12" style:family="text">
      <style:text-properties fo:font-weight="bold" officeooo:rsid="002170a8"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style:text-underline-style="solid" style:text-underline-width="auto" style:text-underline-color="font-color" fo:font-weight="bold" officeooo:rsid="001b01f5" style:font-weight-asian="bold" style:font-weight-complex="bold"/>
    </style:style>
    <style:style style:name="T16" style:family="text">
      <style:text-properties style:text-underline-style="solid" style:text-underline-width="auto" style:text-underline-color="font-color" fo:font-weight="bold" officeooo:rsid="00237795" style:font-weight-asian="bold" style:font-weight-complex="bold"/>
    </style:style>
    <style:style style:name="T17" style:family="text">
      <style:text-properties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5">Listings </text:span><text:span text:style-name="T16">M</text:span><text:span text:style-name="T15">anagement</text:span></text:p>
      <text:p text:style-name="P8"/>
      <text:p text:style-name="P8"/>
      <text:p text:style-name="P10">http://cms.development.com/phpgacl-3.3.7/admin/</text:p>
      <text:p text:style-name="P8"/>
      <text:p text:style-name="P9">Suppose an individual has property(-ies) for sale or for rental purpose. To put this before our users through the owner is required to furnish some basic information like project owner, area covered, configuration, price, amenities, structural details etc. <text:s/>Alongwith certain images of the <text:s/>property that are put to display on the webpage. The availability of properties on rent or for sale purpose is defined by the display of this collective information headed by a central image capturing the overall property on the webpage besides the intermediary(usually the Contract Broker) that are displayed on the webpage. This is what is termed as a “lisitng of the property”.</text:p>
      <text:p text:style-name="P9">Thus listing is the depiction of collective information (price and dimensions in general) of <text:s/>a property on the webpage.</text:p>
      <text:p text:style-name="P1"><text:span text:style-name="T5">L</text:span><text:span text:style-name="T1">istings are the basic way to buy and sell </text:span><text:span text:style-name="T2">flats/property on proptiger/makaan.com</text:span><text:span text:style-name="T1">. Every </text:span><text:span text:style-name="T2">property</text:span><text:span text:style-name="T1"> that has been placed for sale/</text:span><text:span text:style-name="T2">buy</text:span><text:span text:style-name="T1"> on </text:span><text:span text:style-name="T2">proptiger/makaan.com</text:span><text:span text:style-name="T1"> is represented by an <text:s/>listing</text:span><text:span text:style-name="T2">s</text:span><text:span text:style-name="T1"> created by the person selling the </text:span><text:span text:style-name="T4">property</text:span><text:span text:style-name="T1">. </text:span></text:p>
      <text:p text:style-name="P1"/>
      <text:p text:style-name="P2"><text:span text:style-name="T1">Listings are created </text:span><text:span text:style-name="T4">corresponding</text:span><text:span text:style-name="T1"> to options of the project, options are like configuration </text:span></text:p>
      <text:p text:style-name="P4">(1bhk,2bhk,3bhk plus number of bathroom and area).</text:p>
      <text:p text:style-name="P2"/>
      <text:p text:style-name="P2"><text:span text:style-name="T1">In listings management we can search listings </text:span><text:span text:style-name="T3">and creatre new lis</text:span><text:span text:style-name="T4">tings correspondings to options of the project.</text:span></text:p>
      <text:p text:style-name="P2"/>
      <text:p text:style-name="P5"><text:span text:style-name="T11">Listings search</text:span>:-</text:p>
      <text:p text:style-name="P3"/>
      <text:p text:style-name="P5"><text:s/>There are following filter for searching li<text:span text:style-name="T10">s</text:span>tings : <text:span text:style-name="T10">C</text:span>ity, <text:span text:style-name="T10">P</text:span>roject, <text:span text:style-name="T10">L</text:span>istings ID, budget <text:span text:style-name="T10">etc.</text:span></text:p>
      <text:p text:style-name="P5"/>
      <text:p text:style-name="P6"><text:span text:style-name="T12">Adding/</text:span><text:span text:style-name="T11">Creating new Lisiting</text:span> : </text:p>
      <text:p text:style-name="P6"/>
      <text:p text:style-name="P6">The IS (Information System) Team uses this feature to add new listings under PropTiger.</text:p>
      <text:p text:style-name="P7">It basically takes as input several details of the property being listed and with these details the property is migrated to the webpage for display.</text:p>
      <text:p text:style-name="P7">Though the details are submitted collectively specific to every property, a broad division may be made as follws : </text:p>
      <text:list xml:id="list5286039993135839432" text:style-name="L1">
        <text:list-item>
          <text:p text:style-name="P17">General information about the property owner, <text:s/>the contract broker and the location.</text:p>
        </text:list-item>
        <text:list-item>
          <text:p text:style-name="P17">The details of the project with which the property is associated.</text:p>
        </text:list-item>
        <text:list-item>
          <text:p text:style-name="P17">Description of the property like specifications, amenities, other faciltiies etc.</text:p>
        </text:list-item>
        <text:list-item>
          <text:p text:style-name="P17">Financial details including loans, bank details etc.</text:p>
        </text:list-item>
        <text:list-item>
          <text:p text:style-name="P17">Finally a brief description, status reflecting the availaility of the project, furnished/unfurnished etc.</text:p>
        </text:list-item>
      </text:list>
      <text:p text:style-name="P11"/>
      <text:p text:style-name="P13">Concept of Listing : </text:p>
      <text:p text:style-name="P13"/>
      <text:p text:style-name="P12">At the database level, a lisitng is defined by two parameters i.e. the option of the project and the associated phase.</text:p>
      <text:p text:style-name="P12">The information of each of these entries in the database is maintained as under : </text:p>
      <text:list xml:id="list8856187398208353595" text:style-name="L2">
        <text:list-item>
          <text:p text:style-name="P18">Options of the project in <text:span text:style-name="T13">Resi_Project_Options </text:span><text:span text:style-name="T17">table.</text:span></text:p>
        </text:list-item>
        <text:list-item>
          <text:p text:style-name="P18"><text:span text:style-name="T17">Phase in the </text:span><text:span text:style-name="T14">Resi_Project_Phase </text:span><text:span text:style-name="T17"><text:s/>table.</text:span></text:p>
        </text:list-item>
        <text:list-item>
          <text:p text:style-name="P18"><text:span text:style-name="T17">Listing in the </text:span><text:span text:style-name="T14">Listing </text:span><text:span text:style-name="T17">table.</text:span></text:p>
        </text:list-item>
      </text:list>
      <text:p text:style-name="P12"><text:soft-page-break/></text:p>
      <text:p text:style-name="P12"/>
      <text:p text:style-name="P12"><text:span text:style-name="T17">Listings that include new projects are categorized as </text:span><text:span text:style-name="T14">Primary </text:span><text:span text:style-name="T17">with </text:span><text:span text:style-name="T14">Domain_ID </text:span><text:span text:style-name="T17"><text:s/>= 2, (Domain_ID = 2 stands for projects of PropTiger).</text:span></text:p>
      <text:p text:style-name="P12"/>
      <text:p text:style-name="P12"/>
      <text:p text:style-name="P12"/>
      <text:p text:style-name="P15">Concept of Option</text:p>
      <text:p text:style-name="P14"/>
      <text:p text:style-name="P19"><text:span text:style-name="T7">For every Option created the category is </text:span><text:span text:style-name="T9">Actual</text:span><text:span text:style-name="T7">. For any supply corresponding to a option(s) there is a logical option created (this is not allowed to be duplicated as this might lead to redundancy). Listing always refers to an </text:span><text:span text:style-name="T9">Actual </text:span><text:span text:style-name="T7">option as well as </text:span><text:span text:style-name="T8">some</text:span><text:span text:style-name="T9"> </text:span><text:span text:style-name="T7">phase with an anlogous lisitng created for the logical </text:span><text:span text:style-name="T8">option</text:span><text:span text:style-name="T7">. </text:span><text:span text:style-name="T8">This listing created belongs to the primary category.</text:span></text:p>
      <text:p text:style-name="P21"/>
      <text:p text:style-name="P21"><text:span text:style-name="T6">For example, for a bedroom the logical option is used to denote the supply availability whereas the corresponding actual option is used to establish the price for the same.</text:span></text:p>
      <text:p text:style-name="P21"><text:span text:style-name="T6">The supply of property pertains to a specific phase. However, if a particular property is not sold out in the phase with which it is associated then it will be carried over to the next upcoming phase.</text:span></text:p>
      <text:p text:style-name="P21"/>
      <text:p text:style-name="P21"><text:span text:style-name="T6"/></text:p>
      <text:p text:style-name="P21"><text:span text:style-name="T7">N</text:span><text:span text:style-name="T6">ote : </text:span></text:p>
      <text:list xml:id="list3968293382155920419" text:style-name="L3">
        <text:list-item>
          <text:p text:style-name="P20"><text:span text:style-name="T8">For any listing created using the CMS portal it belongs to the resale category for PropTiger with domain_ID equal to 2.</text:span></text:p>
        </text:list-item>
        <text:list-item>
          <text:p text:style-name="P22"><text:span text:style-name="T6">Every new option has one-to-one correspondance with a no-phase.</text:span></text:p>
        </text:list-item>
      </text:list>
      <text:p text:style-name="P21"/>
      <text:p text:style-name="P21"/>
      <text:p text:style-name="P21"/>
      <text:p text:style-name="P21"/>
      <text:p text:style-name="P2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5:39:51.132756096</meta:creation-date>
    <meta:generator>LibreOffice/4.2.8.2$Linux_X86_64 LibreOffice_project/420m0$Build-2</meta:generator>
    <dc:date>2017-02-03T07:23:52.011665800</dc:date>
    <meta:editing-duration>PT1H21M2S</meta:editing-duration>
    <meta:editing-cycles>10</meta:editing-cycles>
    <meta:document-statistic meta:table-count="0" meta:image-count="0" meta:object-count="0" meta:page-count="2" meta:paragraph-count="33" meta:word-count="582" meta:character-count="3656" meta:non-whitespace-character-count="3102"/>
  </office:meta>
</office:document-meta>
</file>